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PAZA QUISPE, HILD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3890004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736890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PAZA QUISPE, HILD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389000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SALCEDO SERVELEON, ZENA BERNARDIN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388575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7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6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15</text:p>
          </table:table-cell>
          <table:table-cell table:style-name="Tableau1.D2" office:value-type="string">
            <text:p text:style-name="P12">57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57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2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6T19:24:4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